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1.42cm" fo:min-width="6.67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428cm" fo:min-width="1.9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28cm" fo:min-width="1.918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top" draw:auto-grow-height="false" fo:min-height="1.801cm" fo:min-width="6.75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top" draw:auto-grow-height="false" fo:min-height="1.802cm" fo:min-width="6.75cm"/>
      <style:paragraph-properties style:writing-mode="lr-tb"/>
    </style:style>
    <style:style style:name="gr6" style:family="graphic" style:parent-style-name="objectwithoutfill">
      <style:graphic-properties svg:stroke-width="0.035cm" svg:stroke-color="#a1467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78cm" fo:min-width="6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text-align="start" style:writing-mode="lr-tb"/>
      <style:text-properties fo:font-size="14pt"/>
    </style:style>
    <style:style style:name="P4" style:family="paragraph">
      <loext:graphic-properties draw:fill-color="#cccccc"/>
      <style:paragraph-properties fo:text-align="start"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11.7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6cm" svg:height="1.678cm" svg:x="2.191cm" svg:y="2.433cm">
          <text:p text:style-name="P2"><text:span text:style-name="T1">Even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8cm" svg:height="1.678cm" svg:x="5.297cm" svg:y="2.433cm">
          <text:p text:style-name="P2"><text:span text:style-name="T1">Event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5cm" svg:height="2.051cm" svg:x="1.5cm" svg:y="11.199cm">
          <text:p text:style-name="P3"><text:span text:style-name="T1">Pane 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25cm" svg:height="2.052cm" svg:x="1.5cm" svg:y="8.96cm">
          <text:p text:style-name="P3"><text:span text:style-name="T1">Pane 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435cm" svg:y1="8.401cm" svg:x2="4.435cm" svg:y2="11.199cm">
          <text:p/>
        </draw:line>
        <draw:frame draw:style-name="gr7" draw:text-style-name="P5" draw:layer="layout" svg:width="2.5cm" svg:height="1.173cm" svg:x="3cm" svg:y="7.577cm">
          <draw:text-box>
            <text:p><text:span text:style-name="T2">Cursor</text:span></text:p>
          </draw:text-box>
        </draw:frame>
        <draw:line draw:style-name="gr8" draw:text-style-name="P7" draw:layer="layout" svg:x1="3.917cm" svg:y1="3.925cm" svg:x2="7.715cm" svg:y2="12.318cm">
          <text:p text:style-name="P6"><text:span text:style-name="T2">On Select</text:span></text:p>
        </draw:line>
        <draw:custom-shape draw:style-name="gr1" draw:text-style-name="P1" draw:layer="layout" svg:width="7.25cm" svg:height="11.75cm" svg:x="1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6cm" svg:height="1.678cm" svg:x="12.191cm" svg:y="2.433cm">
          <text:p text:style-name="P2"><text:span text:style-name="T1">Even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8cm" svg:height="1.678cm" svg:x="15.297cm" svg:y="2.433cm">
          <text:p text:style-name="P2"><text:span text:style-name="T1">Event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25cm" svg:height="0.928cm" svg:x="1.5cm" svg:y="12.25cm">
          <text:p text:style-name="P2"><text:span text:style-name="T1">Event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09:24:06.974639880</meta:creation-date>
    <dc:date>2022-08-06T19:52:01.596642937</dc:date>
    <meta:editing-duration>P1DT9H36M46S</meta:editing-duration>
    <meta:editing-cycles>4</meta:editing-cycles>
    <meta:generator>LibreOffice/7.3.3.2$MacOSX_X86_64 LibreOffice_project/d1d0ea68f081ee2800a922cac8f79445e4603348</meta:generator>
    <meta:document-statistic meta:object-count="12"/>
  </office:meta>
</office:document-meta>
</file>